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fo:font-weight="bold"/>
    </style:style>
    <style:style style:name="P5" style:family="paragraph">
      <style:paragraph-properties fo:margin-left="0cm" fo:margin-right="0cm" fo:text-indent="0cm"/>
      <style:text-properties fo:color="#ff0000" fo:font-size="10pt" fo:font-weight="bold"/>
    </style:style>
    <style:style style:name="P6" style:family="paragraph">
      <style:text-properties fo:color="#ff0000" fo:font-size="10pt" fo:font-weight="bold"/>
    </style:style>
    <style:style style:name="T1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9.6cm" svg:height="13.76cm" draw:transform="rotate (1.5707963267946) translate (4.52cm 19.66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8cm" svg:height="0.64cm" svg:x="4cm" svg:y="11.74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-1.28cm" svg:height="-0.64cm" svg:x="5.26cm" svg:y="13.92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28cm" svg:height="0.64cm" svg:x="4.1cm" svg:y="16.34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2.6cm" svg:height="4.96cm" draw:transform="rotate (1.5707963267946) translate (5.48cm 14.12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-1.28cm" svg:height="-0.64cm" svg:x="11.84cm" svg:y="17.58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28cm" svg:height="0.64cm" svg:x="17.66cm" svg:y="14.24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28cm" svg:height="0.64cm" svg:x="17.66cm" svg:y="16.74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4" draw:layer="layout" svg:width="1.891cm" svg:height="0.784cm" svg:x="7.091cm" svg:y="12.42cm">
            <draw:text-box>
              <text:p text:style-name="P3"><text:span text:style-name="T1">Core A</text:span></text:p>
            </draw:text-box>
          </draw:frame>
          <draw:frame draw:style-name="gr4" draw:text-style-name="P4" draw:layer="layout" svg:width="1.539cm" svg:height="0.784cm" svg:x="2.6cm" svg:y="16.32cm">
            <draw:text-box>
              <text:p text:style-name="P3"><text:span text:style-name="T1">Pin n</text:span></text:p>
            </draw:text-box>
          </draw:frame>
          <draw:frame draw:style-name="gr4" draw:text-style-name="P4" draw:layer="layout" svg:width="1.518cm" svg:height="0.784cm" svg:x="18.872cm" svg:y="16.68cm">
            <draw:text-box>
              <text:p text:style-name="P3"><text:span text:style-name="T1">Pin 1</text:span></text:p>
            </draw:text-box>
          </draw:frame>
          <draw:custom-shape draw:style-name="gr3" draw:text-style-name="P1" draw:layer="layout" svg:width="2.02cm" svg:height="4.96cm" draw:transform="rotate (1.5707963267946) translate (5.48cm 17.64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891cm" svg:height="0.784cm" svg:x="7.092cm" svg:y="16.42cm">
            <draw:text-box>
              <text:p text:style-name="P3"><text:span text:style-name="T1">Core B</text:span></text:p>
            </draw:text-box>
          </draw:frame>
          <draw:custom-shape draw:style-name="gr3" draw:text-style-name="P1" draw:layer="layout" svg:width="6.08cm" svg:height="5.68cm" draw:transform="rotate (1.5707963267946) translate (11.96cm 17.64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891cm" svg:height="0.784cm" svg:x="13.829cm" svg:y="13.48cm">
            <draw:text-box>
              <text:p text:style-name="P3"><text:span text:style-name="T1">Core C</text:span></text:p>
            </draw:text-box>
          </draw:frame>
          <draw:custom-shape draw:style-name="gr2" draw:text-style-name="P2" draw:layer="layout" svg:width="-1.28cm" svg:height="-0.64cm" svg:x="11.84cm" svg:y="13.58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4" draw:layer="layout" svg:width="1.51cm" svg:height="0.784cm" svg:x="4.63cm" svg:y="10.18cm">
            <draw:text-box>
              <text:p text:style-name="P3"><text:span text:style-name="T1">MCM</text:span></text:p>
            </draw:text-box>
          </draw:frame>
          <draw:custom-shape draw:style-name="gr2" draw:text-style-name="P2" draw:layer="layout" svg:width="-1.28cm" svg:height="-0.64cm" svg:x="11.84cm" svg:y="13.58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-1.28cm" svg:height="-0.64cm" svg:x="18.94cm" svg:y="12.98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" draw:text-style-name="P2" draw:layer="layout" svg:x1="7.72cm" svg:y1="20.52cm" svg:x2="7.72cm" svg:y2="17.64cm">
            <text:p text:style-name="P3"/>
          </draw:line>
          <draw:line draw:style-name="gr5" draw:text-style-name="P2" draw:layer="layout" svg:x1="7.72cm" svg:y1="15.5cm" svg:x2="7.72cm" svg:y2="14.22cm">
            <text:p text:style-name="P3"/>
          </draw:line>
          <draw:line draw:style-name="gr5" draw:text-style-name="P2" draw:layer="layout" svg:x1="10.6cm" svg:y1="12.2cm" svg:x2="11.88cm" svg:y2="12.2cm">
            <text:p text:style-name="P3"/>
          </draw:line>
          <draw:line draw:style-name="gr5" draw:text-style-name="P2" draw:layer="layout" svg:x1="14.76cm" svg:y1="17.64cm" svg:x2="14.76cm" svg:y2="20.52cm">
            <text:p text:style-name="P3"/>
          </draw:line>
          <draw:frame draw:style-name="gr4" draw:text-style-name="P6" draw:layer="layout" svg:width="0.968cm" svg:height="0.696cm" svg:x="6.76cm" svg:y="18.52cm">
            <draw:text-box>
              <text:p text:style-name="P5">SP</text:p>
            </draw:text-box>
          </draw:frame>
          <draw:frame draw:style-name="gr4" draw:text-style-name="P6" draw:layer="layout" svg:width="0.968cm" svg:height="0.696cm" svg:x="13.86cm" svg:y="18.52cm">
            <draw:text-box>
              <text:p text:style-name="P5">SP</text:p>
            </draw:text-box>
          </draw:frame>
          <draw:frame draw:style-name="gr4" draw:text-style-name="P6" draw:layer="layout" svg:width="0.968cm" svg:height="0.696cm" svg:x="6.76cm" svg:y="14.72cm">
            <draw:text-box>
              <text:p text:style-name="P5">SP</text:p>
            </draw:text-box>
          </draw:frame>
          <draw:frame draw:style-name="gr4" draw:text-style-name="P6" draw:layer="layout" svg:width="0.968cm" svg:height="0.696cm" svg:x="10.86cm" svg:y="11.52cm">
            <draw:text-box>
              <text:p text:style-name="P5">SP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09T11:51:15</dc:date>
    <dc:language>de-DE</dc:language>
    <meta:editing-cycles>18</meta:editing-cycles>
    <meta:editing-duration>PT2H0M19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